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16c2f0"/>
    </style:style>
    <style:style style:name="P2" style:family="paragraph" style:parent-style-name="Frame_20_contents">
      <style:text-properties fo:font-size="16pt" fo:font-weight="bold" officeooo:paragraph-rsid="001f8b17" style:font-size-asian="16pt" style:font-weight-asian="bold" style:font-size-complex="16pt" style:font-weight-complex="bold"/>
    </style:style>
    <style:style style:name="P3" style:family="paragraph" style:parent-style-name="Frame_20_contents">
      <style:text-properties officeooo:paragraph-rsid="001f8b17"/>
    </style:style>
    <style:style style:name="P4" style:family="paragraph" style:parent-style-name="Frame_20_contents">
      <style:text-properties fo:color="#0d0d0d" style:font-name="Arial" fo:font-size="18pt" fo:language="fr" fo:country="FR" fo:font-weight="bold" officeooo:rsid="001a3322" officeooo:paragraph-rsid="0016c2f0" style:font-size-asian="18pt" style:font-weight-asian="bold" style:font-size-complex="18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color="#660066" style:font-name="Arial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style:font-name="Liberation Serif" fo:font-size="12pt" style:font-size-asian="12pt" style:font-name-complex="Arial" style:font-size-complex="12pt"/>
    </style:style>
    <style:style style:name="T7" style:family="text">
      <style:text-properties fo:color="#000000" style:font-name="Liberation Serif" fo:font-size="12pt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000000" style:font-name="Liberation Serif" fo:font-size="12pt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000000" style:font-name="Liberation Serif" fo:font-size="12pt" style:text-underline-style="solid" style:text-underline-width="auto" style:text-underline-color="font-color" style:font-size-asian="12pt" style:font-name-complex="Arial" style:font-size-complex="12pt"/>
    </style:style>
    <style:style style:name="T10" style:family="text">
      <style:text-properties fo:color="#660066" style:font-name="Liberation Serif" fo:font-size="12pt" fo:font-weight="bold" style:font-size-asian="12pt" style:font-weight-asian="bold" style:font-name-complex="Arial" style:font-size-complex="12pt" style:font-weight-complex="bold"/>
    </style:style>
    <style:style style:name="T11" style:family="text">
      <style:text-properties fo:color="#000000" style:font-name="Liberation Serif" fo:font-size="12pt" fo:font-style="italic" style:font-size-asian="12pt" style:font-style-asian="italic" style:font-name-complex="Arial" style:font-size-complex="12pt" style:font-style-complex="italic"/>
    </style:style>
    <style:style style:name="T12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fill="none" draw:textarea-horizontal-align="justify" draw:textarea-vertical-align="middle" draw:auto-grow-height="false" fo:min-height="4.71cm" fo:min-width="19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53cm" fo:min-width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847cm" fo:min-width="6.2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6.616cm" fo:min-width="6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16.642cm" fo:min-width="12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3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85cm" fo:min-width="11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6.6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6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6.2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Forme1" draw:style-name="gr1" draw:text-style-name="P5" svg:width="19.395cm" svg:height="4.71cm" svg:x="-1.304cm" svg:y="0.43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Forme3" draw:style-name="gr2" svg:width="0.027cm" svg:height="0.054cm" svg:x="3.115cm" svg:y="2.447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&lt;!DOCTYPE html&gt;</text:p>
      <text:p text:style-name="P4">&lt;html lang="en"&gt;</text:p>
      <text:p text:style-name="P4"><text:s text:c="2"/>&lt;head&gt;</text:p>
      <text:p text:style-name="P4"><text:s text:c="4"/>&lt;meta charset="utf-8"&gt;</text:p>
      <text:p text:style-name="P4"><text:s text:c="4"/>&lt;meta http-equiv="X-UA-Compatible" content="IE=edge"&gt;</text:p>
      <text:p text:style-name="P4"><text:s text:c="4"/>&lt;meta name="viewport" content="width=device-width, initial-scale=1"&gt;</text:p>
      <text:p text:style-name="P4"/>
      <text:p text:style-name="P4"><text:s text:c="4"/>&lt;title&gt;Network social&lt;/title&gt;</text:p>
      <text:p text:style-name="P4"/>
      <text:p text:style-name="P4"><text:s text:c="4"/>&lt;meta name="description" content="Source code generated using layoutit.com"&gt;</text:p>
      <text:p text:style-name="P4"><text:s text:c="4"/>&lt;meta name="author" content="LayoutIt!"&gt;</text:p>
      <text:p text:style-name="P4"/>
      <text:p text:style-name="P4"><text:s text:c="4"/>&lt;!--link href="css/bootstrap.min.css" rel="stylesheet"--&gt;</text:p>
      <text:p text:style-name="P4"><text:s text:c="4"/>&lt;link href="fonts/fontawesome-free-5.7.0-web/css/all.css" rel="stylesheet"&gt; </text:p>
      <text:p text:style-name="P4"><text:s text:c="4"/>&lt;link href="bootstrap-4.1.3-dist/css/bootstrap.min.css" rel="stylesheet"&gt;</text:p>
      <text:p text:style-name="P4"><text:s text:c="4"/>&lt;link href="bootstrap-4.1.3-dist/css/style.css" rel="stylesheet"&gt;</text:p>
      <text:p text:style-name="P4"><text:s text:c="4"/></text:p>
      <text:p text:style-name="P4"><text:soft-page-break/><text:s text:c="4"/>&lt;link href="bootstrap-4.1.3-dist/css/style.css" rel="stylesheet"&gt;</text:p>
      <text:p text:style-name="P4"><text:s text:c="4"/>&lt;style type="text/css"&gt;</text:p>
      <text:p text:style-name="P4"><text:s text:c="8"/></text:p>
      <text:p text:style-name="P4"/>
      <text:p text:style-name="P4"><text:s text:c="8"/>/*style de la nav bar*/</text:p>
      <text:p text:style-name="P4"><text:s text:c="8"/>.navbar .dropdown-toggle, .navbar .dropdown-menu a {</text:p>
      <text:p text:style-name="P4"><text:s text:c="4"/>cursor: pointer;</text:p>
      <text:p text:style-name="P4">}</text:p>
      <text:p text:style-name="P4"/>
      <text:p text:style-name="P4">.navbar .dropdown-item.active, .navbar .dropdown-item:active {</text:p>
      <text:p text:style-name="P4"><text:s text:c="4"/>color: inherit;</text:p>
      <text:p text:style-name="P4"><text:s text:c="4"/>text-decoration: none;</text:p>
      <text:p text:style-name="P4"><text:s text:c="4"/>background-color: inherit;</text:p>
      <text:p text:style-name="P4">}</text:p>
      <text:p text:style-name="P4"/>
      <text:p text:style-name="P4">.navbar .dropdown-item:focus, .navbar .dropdown-item:hover {</text:p>
      <text:p text:style-name="P4"><text:s text:c="4"/>color: #16181b;</text:p>
      <text:p text:style-name="P4"><text:s text:c="4"/>text-decoration: none;</text:p>
      <text:p text:style-name="P4"><text:s text:c="4"/>background-color: #f8f9fa;</text:p>
      <text:p text:style-name="P4">}</text:p>
      <text:p text:style-name="P4">.marg-5em{margin: auto 5em;}</text:p>
      <text:p text:style-name="P4">header{background-color: rgb(0,102,153)}</text:p>
      <text:p text:style-name="P4">.ounous-sommes{background-color: green;opacity: 2.5;}</text:p>
      <text:p text:style-name="P4"/>
      <text:p text:style-name="P4">@media (min-width: 767px) {</text:p>
      <text:p text:style-name="P4"><text:s text:c="4"/>.navbar .dropdown-toggle:not(.nav-link)::after {</text:p>
      <text:p text:style-name="P4"><text:s text:c="8"/>display: inline-block;</text:p>
      <text:p text:style-name="P4"><text:s text:c="8"/>width: 0;</text:p>
      <text:p text:style-name="P4"><text:s text:c="8"/>height: 0;</text:p>
      <text:p text:style-name="P4"><text:s text:c="8"/>margin-left: .5em;</text:p>
      <text:p text:style-name="P4"><text:soft-page-break/><text:s text:c="8"/>vertical-align: 0;</text:p>
      <text:p text:style-name="P4"><text:s text:c="8"/>border-bottom: .3em solid transparent;</text:p>
      <text:p text:style-name="P4"><text:s text:c="8"/>border-top: .3em solid transparent;</text:p>
      <text:p text:style-name="P4"><text:s text:c="8"/>border-left: .3em solid;</text:p>
      <text:p text:style-name="P4"><text:s text:c="4"/>}</text:p>
      <text:p text:style-name="P4">}/*fin du style de la nav bar*/</text:p>
      <text:p text:style-name="P4"/>
      <text:p text:style-name="P4"/>
      <text:p text:style-name="P4"/>
      <text:p text:style-name="P4">.content {</text:p>
      <text:p text:style-name="P4"><text:s text:c="4"/>padding: 30px;</text:p>
      <text:p text:style-name="P4"><text:s text:c="4"/>background: #f1f3fa;</text:p>
      <text:p text:style-name="P4">}</text:p>
      <text:p text:style-name="P4"/>
      <text:p text:style-name="P4">.margin-bottom-30 {</text:p>
      <text:p text:style-name="P4"><text:s text:c="4"/>margin-bottom: 30px;</text:p>
      <text:p text:style-name="P4">}</text:p>
      <text:p text:style-name="P4"/>
      <text:p text:style-name="P4">/* Portlet */</text:p>
      <text:p text:style-name="P4">.portlet {</text:p>
      <text:p text:style-name="P4"><text:s text:c="4"/>background: #fff;</text:p>
      <text:p text:style-name="P4"><text:s text:c="4"/>padding: 20px;</text:p>
      <text:p text:style-name="P4">}</text:p>
      <text:p text:style-name="P4"/>
      <text:p text:style-name="P4">.portlet.portlet-gray {</text:p>
      <text:p text:style-name="P4"><text:s text:c="4"/>background: #f7f7f7;</text:p>
      <text:p text:style-name="P4">}</text:p>
      <text:p text:style-name="P4"/>
      <text:p text:style-name="P4">.portlet.portlet-bordered {</text:p>
      <text:p text:style-name="P4"><text:s text:c="4"/>border: 1px solid #eee;</text:p>
      <text:p text:style-name="P4">}</text:p>
      <text:p text:style-name="P4"/>
      <text:p text:style-name="P4">/* Portlet Title */</text:p>
      <text:p text:style-name="P4">.portlet-title {</text:p>
      <text:p text:style-name="P4"><text:s text:c="4"/>padding: 0;</text:p>
      <text:p text:style-name="P4"><text:soft-page-break/><text:s text:c="4"/>min-height: 40px;</text:p>
      <text:p text:style-name="P4"><text:s text:c="4"/>border-bottom: 1px solid #eee;</text:p>
      <text:p text:style-name="P4"><text:s text:c="4"/>margin-bottom: 18px;</text:p>
      <text:p text:style-name="P4">}</text:p>
      <text:p text:style-name="P4"/>
      <text:p text:style-name="P4">.caption {</text:p>
      <text:p text:style-name="P4"><text:s text:c="4"/>float: left;</text:p>
      <text:p text:style-name="P4"><text:s text:c="4"/>display: inline-block;</text:p>
      <text:p text:style-name="P4"><text:s text:c="4"/>font-size: 18px;</text:p>
      <text:p text:style-name="P4"><text:s text:c="4"/>line-height: 18px;</text:p>
      <text:p text:style-name="P4">}</text:p>
      <text:p text:style-name="P4"/>
      <text:p text:style-name="P4">.caption.caption-green .caption-subject,</text:p>
      <text:p text:style-name="P4">.caption.caption-green i {</text:p>
      <text:p text:style-name="P4"><text:s text:c="4"/>color: #4db3a2;</text:p>
      <text:p text:style-name="P4"><text:s text:c="4"/>font-weight: 200;</text:p>
      <text:p text:style-name="P4">}</text:p>
      <text:p text:style-name="P4"/>
      <text:p text:style-name="P4">.caption.caption-red .caption-subject,</text:p>
      <text:p text:style-name="P4">.caption.caption-red i {</text:p>
      <text:p text:style-name="P4"><text:s text:c="4"/>color: #e26a6a;</text:p>
      <text:p text:style-name="P4"><text:s text:c="4"/>font-weight: 200;</text:p>
      <text:p text:style-name="P4">}</text:p>
      <text:p text:style-name="P4"/>
      <text:p text:style-name="P4">.caption.caption-purple .caption-subject,</text:p>
      <text:p text:style-name="P4">.caption.caption-purple i {</text:p>
      <text:p text:style-name="P4"><text:s text:c="4"/>color: #8775a7;</text:p>
      <text:p text:style-name="P4"><text:s text:c="4"/>font-weight: 400;</text:p>
      <text:p text:style-name="P4">}</text:p>
      <text:p text:style-name="P4"/>
      <text:p text:style-name="P4">.caption i {</text:p>
      <text:p text:style-name="P4"><text:s text:c="4"/>color: #777;</text:p>
      <text:p text:style-name="P4"><text:s text:c="4"/>font-size: 15px;</text:p>
      <text:p text:style-name="P4"><text:s text:c="4"/>font-weight: 300;</text:p>
      <text:p text:style-name="P4"><text:s text:c="4"/>margin-top: 3px;</text:p>
      <text:p text:style-name="P4"><text:soft-page-break/>}</text:p>
      <text:p text:style-name="P4"/>
      <text:p text:style-name="P4">.caption-subject {</text:p>
      <text:p text:style-name="P4"><text:s text:c="4"/>color: #666;</text:p>
      <text:p text:style-name="P4"><text:s text:c="4"/>font-size: 16px;</text:p>
      <text:p text:style-name="P4"><text:s text:c="4"/>font-weight: 600;</text:p>
      <text:p text:style-name="P4">}</text:p>
      <text:p text:style-name="P4"/>
      <text:p text:style-name="P4">.caption-helper {</text:p>
      <text:p text:style-name="P4"><text:s text:c="4"/>padding: 0;</text:p>
      <text:p text:style-name="P4"><text:s text:c="4"/>margin: 0;</text:p>
      <text:p text:style-name="P4"><text:s text:c="4"/>line-height: 13px;</text:p>
      <text:p text:style-name="P4"><text:s text:c="4"/>color: #9eacb4;</text:p>
      <text:p text:style-name="P4"><text:s text:c="4"/>font-size: 13px;</text:p>
      <text:p text:style-name="P4"><text:s text:c="4"/>font-weight: 400;</text:p>
      <text:p text:style-name="P4">}</text:p>
      <text:p text:style-name="P4"/>
      <text:p text:style-name="P4">/* Actions */</text:p>
      <text:p text:style-name="P4">.actions {</text:p>
      <text:p text:style-name="P4"><text:s text:c="4"/>float: right;</text:p>
      <text:p text:style-name="P4"><text:s text:c="4"/>display: inline-block;</text:p>
      <text:p text:style-name="P4">}</text:p>
      <text:p text:style-name="P4"/>
      <text:p text:style-name="P4">.actions a {</text:p>
      <text:p text:style-name="P4"><text:s text:c="4"/>margin-left: 3px;</text:p>
      <text:p text:style-name="P4">}</text:p>
      <text:p text:style-name="P4"/>
      <text:p text:style-name="P4">.actions .btn {</text:p>
      <text:p text:style-name="P4"><text:s text:c="4"/>color: #666;</text:p>
      <text:p text:style-name="P4"><text:s text:c="4"/>padding: 3px 9px;</text:p>
      <text:p text:style-name="P4"><text:s text:c="4"/>font-size: 13px;</text:p>
      <text:p text:style-name="P4"><text:s text:c="4"/>line-height: 1.5;</text:p>
      <text:p text:style-name="P4"><text:s text:c="4"/>background-color: #fff;</text:p>
      <text:p text:style-name="P4"><text:s text:c="4"/>border-color: #ccc;</text:p>
      <text:p text:style-name="P4"><text:s text:c="4"/>border-radius: 50px;</text:p>
      <text:p text:style-name="P4"><text:soft-page-break/>}</text:p>
      <text:p text:style-name="P4"/>
      <text:p text:style-name="P4">.actions .btn i {</text:p>
      <text:p text:style-name="P4"><text:s text:c="4"/>font-size: 12px;</text:p>
      <text:p text:style-name="P4">}</text:p>
      <text:p text:style-name="P4"/>
      <text:p text:style-name="P4">.actions .btn:hover {</text:p>
      <text:p text:style-name="P4"><text:s text:c="4"/>background: #f2f2f2;</text:p>
      <text:p text:style-name="P4">}</text:p>
      <text:p text:style-name="P4"/>
      <text:p text:style-name="P4">/* Pagination */</text:p>
      <text:p text:style-name="P4">.pagination {</text:p>
      <text:p text:style-name="P4"><text:s text:c="4"/>margin: -3px 0 0;</text:p>
      <text:p text:style-name="P4"><text:s text:c="4"/>border-radius: 50px;</text:p>
      <text:p text:style-name="P4">}</text:p>
      <text:p text:style-name="P4"/>
      <text:p text:style-name="P4">.pagination &gt; li &gt; a,</text:p>
      <text:p text:style-name="P4">.pagination &gt; li &gt; span {</text:p>
      <text:p text:style-name="P4"><text:s text:c="4"/>padding: 4px 10px;</text:p>
      <text:p text:style-name="P4"><text:s text:c="4"/>font-size: 12px;</text:p>
      <text:p text:style-name="P4"><text:s text:c="4"/>color: #8775a7;</text:p>
      <text:p text:style-name="P4"><text:s text:c="4"/>background: #f7f7f7;</text:p>
      <text:p text:style-name="P4">}</text:p>
      <text:p text:style-name="P4"/>
      <text:p text:style-name="P4">.pagination &gt; li:hover &gt; a,</text:p>
      <text:p text:style-name="P4">.pagination &gt; li.active &gt; a,</text:p>
      <text:p text:style-name="P4">.pagination &gt; li.active:hover &gt; a {</text:p>
      <text:p text:style-name="P4"><text:s text:c="4"/>color: #fff;</text:p>
      <text:p text:style-name="P4"><text:s text:c="4"/>background: #8775a7;</text:p>
      <text:p text:style-name="P4"><text:s text:c="4"/>border-color: #8775a7;</text:p>
      <text:p text:style-name="P4">}</text:p>
      <text:p text:style-name="P4"/>
      <text:p text:style-name="P4">/* Inputs */</text:p>
      <text:p text:style-name="P4">.inputs {</text:p>
      <text:p text:style-name="P4"><text:s text:c="4"/>float: right;</text:p>
      <text:p text:style-name="P4"><text:soft-page-break/><text:s text:c="4"/>display: inline-block;</text:p>
      <text:p text:style-name="P4"><text:s text:c="4"/>padding: 4px 0;</text:p>
      <text:p text:style-name="P4"><text:s text:c="4"/>margin-top: -10px;</text:p>
      <text:p text:style-name="P4">}</text:p>
      <text:p text:style-name="P4"/>
      <text:p text:style-name="P4">.input-inline {</text:p>
      <text:p text:style-name="P4"><text:s text:c="4"/>width: 240px;</text:p>
      <text:p text:style-name="P4"><text:s text:c="4"/>display: inline-block;</text:p>
      <text:p text:style-name="P4"><text:s text:c="4"/>vertical-align: middle;</text:p>
      <text:p text:style-name="P4">}</text:p>
      <text:p text:style-name="P4"/>
      <text:p text:style-name="P4">/* Tab */</text:p>
      <text:p text:style-name="P4">.portlet-title &gt; .nav-tabs {</text:p>
      <text:p text:style-name="P4"><text:s text:c="4"/>background: none;</text:p>
      <text:p text:style-name="P4"><text:s text:c="4"/>margin: 0;</text:p>
      <text:p text:style-name="P4"><text:s text:c="4"/>float: right;</text:p>
      <text:p text:style-name="P4"><text:s text:c="4"/>display: inline-block;</text:p>
      <text:p text:style-name="P4"><text:s text:c="4"/>border: 0;</text:p>
      <text:p text:style-name="P4">}</text:p>
      <text:p text:style-name="P4"/>
      <text:p text:style-name="P4">.portlet-title &gt; .nav-tabs &gt; li {</text:p>
      <text:p text:style-name="P4"><text:s text:c="4"/>background: none;</text:p>
      <text:p text:style-name="P4"><text:s text:c="4"/>margin: 0;</text:p>
      <text:p text:style-name="P4"><text:s text:c="4"/>border: 0;</text:p>
      <text:p text:style-name="P4">}</text:p>
      <text:p text:style-name="P4"/>
      <text:p text:style-name="P4">.portlet-title &gt; .nav-tabs &gt; li &gt; a {</text:p>
      <text:p text:style-name="P4"><text:s text:c="4"/>background: none;</text:p>
      <text:p text:style-name="P4"><text:s text:c="4"/>border: 0;</text:p>
      <text:p text:style-name="P4"><text:s text:c="4"/>padding: 2px 10px 13px;</text:p>
      <text:p text:style-name="P4"><text:s text:c="4"/>color: #444;</text:p>
      <text:p text:style-name="P4">}</text:p>
      <text:p text:style-name="P4"/>
      <text:p text:style-name="P4">.portlet-title &gt; .nav-tabs &gt; li.active,</text:p>
      <text:p text:style-name="P4">.portlet-title &gt; .nav-tabs &gt; li.active:hover {</text:p>
      <text:p text:style-name="P4"><text:soft-page-break/><text:s text:c="4"/>border-bottom: 4px solid #f3565d;</text:p>
      <text:p text:style-name="P4"><text:s text:c="4"/>position: relative;</text:p>
      <text:p text:style-name="P4"><text:s text:c="2"/>}</text:p>
      <text:p text:style-name="P4"/>
      <text:p text:style-name="P4"><text:s text:c="2"/>.portlet-title &gt; .nav-tabs &gt; li:hover {</text:p>
      <text:p text:style-name="P4"><text:s text:c="4"/>border-bottom: 4px solid #f29b9f;</text:p>
      <text:p text:style-name="P4"><text:s text:c="2"/>}</text:p>
      <text:p text:style-name="P4"/>
      <text:p text:style-name="P4">.portlet-title &gt; .nav-tabs &gt; li.active &gt; a,</text:p>
      <text:p text:style-name="P4">.portlet-title &gt; .nav-tabs &gt; li:hover &gt; a {</text:p>
      <text:p text:style-name="P4"><text:s text:c="4"/>color: #333;</text:p>
      <text:p text:style-name="P4"><text:s text:c="4"/>background: #fff;</text:p>
      <text:p text:style-name="P4"><text:s text:c="4"/>border: 0;</text:p>
      <text:p text:style-name="P4">}</text:p>
      <text:p text:style-name="P4"/>
      <text:p text:style-name="P4">/* Btn Circle */</text:p>
      <text:p text:style-name="P4">.actions .btn.btn-circle {</text:p>
      <text:p text:style-name="P4"><text:s text:c="4"/>width: 28px;</text:p>
      <text:p text:style-name="P4"><text:s text:c="4"/>height: 28px;</text:p>
      <text:p text:style-name="P4"><text:s text:c="4"/>padding: 3px 7px;</text:p>
      <text:p text:style-name="P4"><text:s text:c="4"/>text-align: center;</text:p>
      <text:p text:style-name="P4">}</text:p>
      <text:p text:style-name="P4"/>
      <text:p text:style-name="P4">.actions .btn.btn-circle i {</text:p>
      <text:p text:style-name="P4"><text:s text:c="4"/>font-size: 11px;</text:p>
      <text:p text:style-name="P4">}</text:p>
      <text:p text:style-name="P4"/>
      <text:p text:style-name="P4">/* Btn Grey Salsa */</text:p>
      <text:p text:style-name="P4">.actions .btn.grey-salsa {</text:p>
      <text:p text:style-name="P4"><text:s text:c="4"/>border: none;</text:p>
      <text:p text:style-name="P4"><text:s text:c="4"/>margin-left: 3px;</text:p>
      <text:p text:style-name="P4"><text:s text:c="4"/>box-shadow: none;</text:p>
      <text:p text:style-name="P4"><text:s text:c="4"/>border-radius: 50px !important;</text:p>
      <text:p text:style-name="P4">}</text:p>
      <text:p text:style-name="P4"/>
      <text:p text:style-name="P4"><text:soft-page-break/>.actions .btn.grey-salsa.active {</text:p>
      <text:p text:style-name="P4"><text:s text:c="4"/>color: #fafcfb;</text:p>
      <text:p text:style-name="P4"><text:s text:c="4"/>background: #8e9bae;</text:p>
      <text:p text:style-name="P4">}</text:p>
      <text:p text:style-name="P4"><text:s text:c="2"/>.actions .grey-salsa.btn:hover,</text:p>
      <text:p text:style-name="P4"><text:s text:c="2"/>.actions .grey-salsa.btn:focus,</text:p>
      <text:p text:style-name="P4"><text:s text:c="2"/>.actions .grey-salsa.btn:active,</text:p>
      <text:p text:style-name="P4"><text:s text:c="2"/>.actions .grey-salsa.btn.active {</text:p>
      <text:p text:style-name="P4"><text:s text:c="4"/>color: #fafcfb;</text:p>
      <text:p text:style-name="P4"><text:s text:c="4"/>background: #97a3b4;</text:p>
      <text:p text:style-name="P4">}</text:p>
      <text:p text:style-name="P4"/>
      <text:p text:style-name="P4">/* Btn Red */</text:p>
      <text:p text:style-name="P4">.actions .btn.btn-red.active,</text:p>
      <text:p text:style-name="P4">.actions .btn.btn-red:hover {</text:p>
      <text:p text:style-name="P4"><text:s text:c="4"/>color: #fff;</text:p>
      <text:p text:style-name="P4"><text:s text:c="4"/>box-shadow: none;</text:p>
      <text:p text:style-name="P4"><text:s text:c="4"/>background: #e26a6a;</text:p>
      <text:p text:style-name="P4"><text:s text:c="4"/>border-color: #e26a6a;</text:p>
      <text:p text:style-name="P4">}</text:p>
      <text:p text:style-name="P4"/>
      <text:p text:style-name="P4">/* Btn Red */</text:p>
      <text:p text:style-name="P4">.actions .btn.btn-purple.active,</text:p>
      <text:p text:style-name="P4">.actions .btn.btn-purple:hover {</text:p>
      <text:p text:style-name="P4"><text:s text:c="4"/>color: #fff;</text:p>
      <text:p text:style-name="P4"><text:s text:c="4"/>box-shadow: none;</text:p>
      <text:p text:style-name="P4"><text:s text:c="4"/>background: #8775a7;</text:p>
      <text:p text:style-name="P4"><text:s text:c="4"/>border-color: #8775a7;</text:p>
      <text:p text:style-name="P4">}</text:p>
      <text:p text:style-name="P4"><text:s text:c="4"/>&lt;/style&gt;</text:p>
      <text:p text:style-name="P4"><text:s text:c="2"/>&lt;/head&gt;</text:p>
      <text:p text:style-name="P4"><text:s text:c="2"/>&lt;script src="http://code.jquery.com/jquery-1.11.1.min.js"&gt;&lt;/script&gt;</text:p>
      <text:p text:style-name="P4"><text:soft-page-break/><text:s text:c="4"/>&lt;script src="http://maxcdn.bootstrapcdn.com/bootstrap/4.1.1/js/bootstrap.min.js"&gt;&lt;/script&gt;</text:p>
      <text:p text:style-name="P4"><text:s text:c="5"/>&lt;script src="http://code.jquery.com/jquery-1.11.1.min.js"&gt;&lt;/script&gt;</text:p>
      <text:p text:style-name="P4"><text:s text:c="4"/></text:p>
      <text:p text:style-name="P4"><text:s text:c="2"/>&lt;body&gt;</text:p>
      <text:p text:style-name="P4"/>
      <text:p text:style-name="P4"><text:s text:c="4"/>&lt;div class="container-fluid"&gt;</text:p>
      <text:p text:style-name="P4"><text:s text:c="4"/>&lt;header&gt;</text:p>
      <text:p text:style-name="P4"><text:s text:c="4"/>&lt;div class="navbar navbar-expand-md navbar-dark <text:s/>mb-4 marg-5em" role="navigation"&gt;</text:p>
      <text:p text:style-name="P4"><text:s text:c="8"/>&lt;a class="navbar-brand" href="#"&gt;&lt;img src="#" alt="logo" height="50vh"&gt;logo&lt;/a&gt;</text:p>
      <text:p text:style-name="P4"><text:s text:c="8"/>&lt;button class="navbar-toggler" type="button" data-toggle="collapse" data-target="#navbarCollapse" aria-controls="navbarCollapse" aria-expanded="false" aria-label="Toggle navigation"&gt;</text:p>
      <text:p text:style-name="P4"><text:s text:c="12"/>&lt;span class="navbar-toggler-icon"&gt;&lt;/span&gt;</text:p>
      <text:p text:style-name="P4"><text:s text:c="8"/>&lt;/button&gt;</text:p>
      <text:p text:style-name="P4"><text:s text:c="8"/>&lt;div class="collapse navbar-collapse" id="navbarCollapse"&gt;</text:p>
      <text:p text:style-name="P4"><text:s text:c="12"/>&lt;form class="form-inline mt-2 mt-md-0"&gt;</text:p>
      <text:p text:style-name="P4"><text:s text:c="16"/>&lt;input class="form-control mr-sm-2" type="text" placeholder="Search" aria-label="Search"&gt;</text:p>
      <text:p text:style-name="P4"><text:s text:c="16"/>&lt;button class="btn btn-outline-success my-2 my-sm-0" type="submit"&gt;Search&lt;/button&gt;</text:p>
      <text:p text:style-name="P4"><text:s text:c="12"/>&lt;/form&gt;</text:p>
      <text:p text:style-name="P4"><text:s text:c="12"/></text:p>
      <text:p text:style-name="P4"><text:s text:c="12"/>&lt;ul class="navbar-nav mr-auto"&gt;</text:p>
      <text:p text:style-name="P4"><text:s text:c="16"/>&lt;li class="nav-item active ounous-sommes"&gt;</text:p>
      <text:p text:style-name="P4"><text:s text:c="20"/>&lt;a class="nav-link" href="#"&gt;Accueil &lt;span class="sr-only"&gt;(current)&lt;/span&gt;&lt;/a&gt;</text:p>
      <text:p text:style-name="P4"><text:s text:c="16"/>&lt;/li&gt;</text:p>
      <text:p text:style-name="P4"/>
      <text:p text:style-name="P4"><text:soft-page-break/><text:s text:c="16"/>&lt;li class="nav-item"&gt;</text:p>
      <text:p text:style-name="P4"><text:s text:c="20"/>&lt;a class="nav-link" href="http://fontenele.github.io/bootstrap-navbar-dropdowns/" target="_blank"&gt;profil&lt;/a&gt;</text:p>
      <text:p text:style-name="P4"><text:s text:c="16"/>&lt;/li&gt;</text:p>
      <text:p text:style-name="P4"><text:s text:c="16"/>&lt;li class="nav-item"&gt;</text:p>
      <text:p text:style-name="P4"><text:s text:c="20"/>&lt;a class="nav-link" href="http://fontenele.github.io/bootstrap-navbar-dropdowns/" target="_blank"&gt;&lt;i class="far fa-bell"&gt;&lt;/i&gt;&lt;/a&gt;</text:p>
      <text:p text:style-name="P4"><text:s text:c="16"/>&lt;/li&gt;</text:p>
      <text:p text:style-name="P4"><text:s text:c="16"/></text:p>
      <text:p text:style-name="P4"/>
      <text:p text:style-name="P4"><text:s text:c="16"/>&lt;li class="nav-item"&gt;</text:p>
      <text:p text:style-name="P4"><text:s text:c="20"/>&lt;a class="nav-link" href="http://fontenele.github.io/bootstrap-navbar-dropdowns/" target="_blank"&gt;&lt;i class="far fa-envelope"&gt;&lt;/i&gt;&lt;/a&gt;</text:p>
      <text:p text:style-name="P4"><text:s text:c="16"/>&lt;/li&gt;</text:p>
      <text:p text:style-name="P4"><text:s text:c="15"/></text:p>
      <text:p text:style-name="P4"><text:s text:c="16"/>&lt;li class="nav-item"&gt;</text:p>
      <text:p text:style-name="P4"><text:s text:c="20"/>&lt;a class="nav-link margin-left-40" href="login.html"&gt;Se connecter &lt;span class="sr-only"&gt;(current)&lt;/span&gt;&lt;/a&gt;</text:p>
      <text:p text:style-name="P4"><text:s text:c="16"/>&lt;/li&gt;</text:p>
      <text:p text:style-name="P4"><text:s text:c="16"/>&lt;li class="nav-item"&gt;</text:p>
      <text:p text:style-name="P4"><text:s text:c="20"/>&lt;a class="nav-link margin-left-40" href="inscription.html"&gt;S'inscrire &lt;span class="sr-only"&gt;(current)&lt;/span&gt;&lt;/a&gt;</text:p>
      <text:p text:style-name="P4"><text:s text:c="16"/>&lt;/li&gt;</text:p>
      <text:p text:style-name="P4"><text:s text:c="12"/>&lt;/ul&gt;</text:p>
      <text:p text:style-name="P4"><text:s text:c="12"/></text:p>
      <text:p text:style-name="P4"><text:s text:c="8"/>&lt;/div&gt;</text:p>
      <text:p text:style-name="P4"><text:s text:c="4"/>&lt;/div&gt;</text:p>
      <text:p text:style-name="P4"/>
      <text:p text:style-name="P4"><text:soft-page-break/>&lt;/header&gt;</text:p>
      <text:p text:style-name="P4"><text:s text:c="4"/></text:p>
      <text:p text:style-name="P4"><text:s text:c="4"/>&lt;div class="row"&gt;</text:p>
      <text:p text:style-name="P4"><text:s text:c="12"/>&lt;section class="col-6 col-md-6 mb3"&gt;</text:p>
      <text:p text:style-name="P4"><text:s text:c="15"/>&lt;h1 class="h3"&gt;Nous contacter&lt;/h1&gt;</text:p>
      <text:p text:style-name="P4"><text:s text:c="15"/>&lt;p&gt;Lorem ipsum dolor sit amet, consectetur adipisicing elit. Neque, fugiat. Porro illum odio veniam deleniti maxime eum debitis cupiditate laborum architecto temporibus sint mollitia cumque, illo, dolore totam autem eveniet.&lt;/p&gt;</text:p>
      <text:p text:style-name="P4"><text:s text:c="15"/>&lt;p&gt;Officiis inventore eveniet a dignissimos. Explicabo expedita omnis illo consequuntur, error fuga deserunt quod, voluptatibus quos maxime perspiciatis corporis, rerum, doloremque rem libero facere iste minus. Placeat et iure quisquam.&lt;/p&gt;</text:p>
      <text:p text:style-name="P4"><text:s text:c="15"/>&lt;p style="font-size: 24px; text-align: center; margin-top: 50px;"&gt;&lt;a href="login.html"&gt; Se connnecter&lt;/a&gt;&lt;/p&gt;</text:p>
      <text:p text:style-name="P4"><text:s text:c="11"/>&lt;/section&gt;&lt;!--End First Column--&gt;</text:p>
      <text:p text:style-name="P4"><text:s text:c="11"/>&lt;div class="col-6 col-md-6"&gt;</text:p>
      <text:p text:style-name="P4"><text:s text:c="15"/>&lt;form action=""&gt;</text:p>
      <text:p text:style-name="P4"><text:s text:c="19"/>&lt;h1 style="text-align: center;"&gt;Formulaire d'inscription&lt;/h1&gt;</text:p>
      <text:p text:style-name="P4"><text:s text:c="19"/>&lt;fieldset style="border: 1px solid gray; padding: 20px; border-radius: 5px;"&gt;</text:p>
      <text:p text:style-name="P4"><text:s text:c="23"/>&lt;!--legend&gt;Informations personnelles&lt;/legend--&gt;</text:p>
      <text:p text:style-name="P4"><text:s text:c="23"/>&lt;!--First Name--&gt;</text:p>
      <text:p text:style-name="P4"><text:s text:c="23"/>&lt;div class="form-group"&gt;</text:p>
      <text:p text:style-name="P4"><text:s text:c="27"/>&lt;label for="fName"&gt;Votre prénom&lt;/label&gt;</text:p>
      <text:p text:style-name="P4"><text:s text:c="27"/>&lt;input type="text" name="fName" id="fName" class="form-control" placeholder="Votre prénom" /&gt;</text:p>
      <text:p text:style-name="P4"><text:s text:c="23"/>&lt;/div&gt;</text:p>
      <text:p text:style-name="P4"><text:soft-page-break/><text:s text:c="23"/>&lt;!--End First Name--&gt;</text:p>
      <text:p text:style-name="P4"><text:s text:c="23"/>&lt;!--Last Name--&gt;</text:p>
      <text:p text:style-name="P4"><text:s text:c="23"/>&lt;div class="form-group"&gt;</text:p>
      <text:p text:style-name="P4"><text:s text:c="27"/>&lt;label for="lName"&gt;Votre nom de famille&lt;/label&gt;</text:p>
      <text:p text:style-name="P4"><text:s text:c="27"/>&lt;input type="text" name="lName" id="lName" class="form-control" placeholder="Votre nom de famille" /&gt;</text:p>
      <text:p text:style-name="P4"><text:s text:c="23"/>&lt;/div&gt;</text:p>
      <text:p text:style-name="P4"><text:s text:c="23"/>&lt;!--End Last Name--&gt;</text:p>
      <text:p text:style-name="P4"><text:s text:c="23"/>&lt;!--Email--&gt;</text:p>
      <text:p text:style-name="P4"><text:s text:c="23"/>&lt;div class="form-group"&gt;</text:p>
      <text:p text:style-name="P4"><text:s text:c="27"/>&lt;label for="email"&gt;Votre adresse email&lt;/label&gt;</text:p>
      <text:p text:style-name="P4"><text:s text:c="27"/>&lt;input type="email" name="email" id="email" class="form-control" placeholder="Votre adresse email" /&gt;</text:p>
      <text:p text:style-name="P4"><text:s text:c="27"/>&lt;small class="form-text text-muted"&gt;Nous ne partagerons pas votre adresse email avec des tiers.&lt;/small&gt;</text:p>
      <text:p text:style-name="P4"><text:s text:c="23"/>&lt;/div&gt;</text:p>
      <text:p text:style-name="P4"><text:s text:c="23"/>&lt;!--End Email--&gt;</text:p>
      <text:p text:style-name="P4"><text:s text:c="23"/>&lt;!--Country--&gt;</text:p>
      <text:p text:style-name="P4"><text:s text:c="23"/>&lt;div class="form-group"&gt;</text:p>
      <text:p text:style-name="P4"><text:s text:c="27"/>&lt;label for="country"&gt;Votre pays&lt;/label&gt;</text:p>
      <text:p text:style-name="P4"><text:s text:c="27"/>&lt;select name="country" id="country" class="form-control"&gt;</text:p>
      <text:p text:style-name="P4"><text:s text:c="31"/>&lt;option value="0"&gt;--Choisissez votre pays--&lt;/option&gt;</text:p>
      <text:p text:style-name="P4"><text:s text:c="31"/>&lt;option value="BE"&gt;Belgique&lt;/option&gt;</text:p>
      <text:p text:style-name="P4"><text:s text:c="31"/>&lt;option value="CA"&gt;Canada&lt;/option&gt;</text:p>
      <text:p text:style-name="P4"><text:s text:c="31"/>&lt;option value="FR"&gt;France&lt;/option&gt;</text:p>
      <text:p text:style-name="P4"><text:s text:c="31"/>&lt;option value="CH"&gt;Suisse&lt;/option&gt;</text:p>
      <text:p text:style-name="P4"><text:s text:c="31"/>&lt;option value="CH"&gt;Gabon&lt;/option&gt;</text:p>
      <text:p text:style-name="P4"><text:soft-page-break/><text:s text:c="31"/>&lt;option value="CH"&gt;Cameroune&lt;/option&gt;</text:p>
      <text:p text:style-name="P4"><text:s text:c="31"/>&lt;option value="CH"&gt;Asie&lt;/option&gt;</text:p>
      <text:p text:style-name="P4"><text:s text:c="31"/>&lt;option value="CH"&gt;Etas-Unis&lt;/option&gt;</text:p>
      <text:p text:style-name="P4"><text:s text:c="31"/>&lt;option value="CH"&gt;Chine&lt;/option&gt;</text:p>
      <text:p text:style-name="P4"><text:s text:c="27"/>&lt;/select&gt;</text:p>
      <text:p text:style-name="P4"><text:s text:c="23"/>&lt;/div&gt;</text:p>
      <text:p text:style-name="P4"><text:s text:c="23"/>&lt;!--End Country--&gt;</text:p>
      <text:p text:style-name="P4"><text:s text:c="23"/>&lt;button type="submit" class="btn btn-primary"&gt;Envoyer &lt;/button&gt;</text:p>
      <text:p text:style-name="P4"><text:s text:c="19"/>&lt;/fieldset&gt;</text:p>
      <text:p text:style-name="P4"><text:s text:c="16"/>&lt;/form&gt;</text:p>
      <text:p text:style-name="P4"/>
      <text:p text:style-name="P4"/>
      <text:p text:style-name="P4"/>
      <text:p text:style-name="P4"/>
      <text:p text:style-name="P1"><draw:frame text:anchor-type="paragraph" draw:z-index="5" draw:name="Forme2" draw:style-name="gr6" draw:text-style-name="P8" svg:width="7.356cm" svg:height="3.043cm" svg:x="9.624cm" svg:y="0.473cm"><draw:text-box><text:p><text:span text:style-name="T2"/></text:p><text:p><text:span text:style-name="T2"/></text:p><text:p><text:span text:style-name="T2">Développeur web et mobile </text:span></text:p><text:p><text:span text:style-name="T3"><text:s text:c="6"/></text:span><text:span text:style-name="T3">Disponible à partir de juillet 2019</text:span></text:p></draw:text-box></draw:frame></text:p>
      <text:p text:style-name="P2">Boumys Jean-Wilson</text:p>
      <text:p text:style-name="P3">Date naissance : 21/05/1990<text:tab/></text:p>
      <text:p text:style-name="P3">Adresse : Libreville – Gabon</text:p>
      <text:p text:style-name="P3">Contact: +24102180826 <text:s text:c="71"/></text:p>
      <text:p text:style-name="P3"><draw:custom-shape text:anchor-type="paragraph" draw:z-index="2" draw:name="Forme8" draw:style-name="gr3" draw:text-style-name="P7" svg:width="6.298cm" svg:height="0.847cm" svg:x="-1.065cm" svg:y="3.115cm"><text:p text:style-name="P6"><text:span text:style-name="T1">Compétence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Forme1" draw:style-name="gr4" draw:text-style-name="P5" svg:width="6.774cm" svg:height="16.617cm" svg:x="-1.277cm" svg:y="2.7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e1" draw:style-name="gr5" draw:text-style-name="P5" svg:width="12.648cm" svg:height="16.643cm" svg:x="5.681cm" svg:y="2.771cm"><text:p/><draw:enhanced-geometry svg:viewBox="0 0 21600 21600" draw:type="rectangle" draw:enhanced-path="M 0 0 L 21600 0 21600 21600 0 21600 0 0 Z N"/></draw:custom-shape><draw:custom-shape text:anchor-type="paragraph" draw:z-index="6" draw:name="Forme8" draw:style-name="gr7" draw:text-style-name="P7" svg:width="11.699cm" svg:height="0.851cm" svg:x="5.999cm" svg:y="3.141cm"><text:p text:style-name="P6"><text:span text:style-name="T1">Experiences professionnelle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Forme8" draw:style-name="gr7" draw:text-style-name="P7" svg:width="11.699cm" svg:height="0.851cm" svg:x="5.946cm" svg:y="11.37cm"><text:p text:style-name="P6"><text:span text:style-name="T1">Formation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Forme8" draw:style-name="gr3" draw:text-style-name="P7" svg:width="6.298cm" svg:height="0.847cm" svg:x="-1.039cm" svg:y="11.423cm"><text:p text:style-name="P6"><text:span text:style-name="T1">Centres d’intérêts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9" draw:name="Forme4" draw:style-name="gr8" draw:text-style-name="P9" svg:width="6.192cm" svg:height="6.642cm" svg:x="-1.039cm" svg:y="4.385cm"><draw:text-box><text:p>- Développeur web et mobile</text:p><text:p>- Gestion de projet</text:p><text:p/><text:p><text:s/><text:span text:style-name="T4">Méthode de travail :</text:span></text:p><text:p>- Scrum</text:p><text:p/><text:p><text:span text:style-name="T4"><text:s/></text:span><text:span text:style-name="T4">Outils de travail :</text:span></text:p><text:p>- Framework Symfony, Bootstrap</text:p><text:p>- Trello, github, slack, drive, <text:s text:c="2"/>moqups, pocket.</text:p></draw:text-box></draw:frame><draw:frame text:anchor-type="paragraph" draw:z-index="10" draw:name="Forme5" draw:style-name="gr9" draw:text-style-name="P9" svg:width="6.166cm" svg:height="3.917cm" svg:x="-0.986cm" svg:y="12.647cm"><draw:text-box><text:p>- Musique</text:p><text:p>- Sport</text:p><text:p>- technologie</text:p></draw:text-box></draw:frame><draw:frame text:anchor-type="paragraph" draw:z-index="11" draw:name="Forme6" draw:style-name="gr10" draw:text-style-name="P10" svg:width="11.457cm" svg:height="6.483cm" svg:x="6.131cm" svg:y="4.517cm"><draw:text-box><text:p><text:span text:style-name="T5"/></text:p><text:p><text:span text:style-name="T6"/></text:p><text:p><text:span text:style-name="T7">Du 01/06/2018 au 06/10/1018 </text:span></text:p><text:p><text:span text:style-name="T8">Libreville - Gabon</text:span></text:p><text:p><text:span text:style-name="T7">YESI TECHNOLOGIE</text:span><text:span text:style-name="T6">, Secteur développement web</text:span></text:p><text:p><text:span text:style-name="T9">Poste occupé :</text:span><text:span text:style-name="T6"> développeur back-end</text:span></text:p><text:p><text:span text:style-name="T6">Missions et tâches réalisées: analyses, conception et </text:span></text:p><text:p><text:span text:style-name="T6">développement d’un système e-santé <text:s/></text:span></text:p></draw:text-box></draw:frame><draw:frame text:anchor-type="paragraph" draw:z-index="12" draw:name="Forme7" draw:style-name="gr11" draw:text-style-name="P11" svg:width="11.59cm" svg:height="6.298cm" svg:x="6.025cm" svg:y="12.587cm"><draw:text-box><text:p><text:span text:style-name="T10"/></text:p><text:p><text:span text:style-name="T7"><text:s/></text:span><text:span text:style-name="T7">Années 2019 <text:s text:c="2"/></text:span><text:span text:style-name="T6"><text:s text:c="22"/>Diplôme xxx</text:span></text:p><text:p><text:span text:style-name="T7"><text:s/></text:span><text:span text:style-name="T7">Libreville-Gabon <text:s text:c="16"/></text:span><text:span text:style-name="T11">Ecole 241</text:span></text:p><text:p><text:span text:style-name="T12"/></text:p><text:p><text:span text:style-name="T7">Années <text:s/>2017 <text:s text:c="2"/></text:span><text:span text:style-name="T6"><text:s text:c="22"/>Diplôme : DUT</text:span></text:p><text:p><text:span text:style-name="T7">Libreville-Gabon <text:s text:c="17"/></text:span><text:span text:style-name="T11">Ecole Supérieur de Technologie (IST)</text:span></text:p><text:p><text:span text:style-name="T11"/></text:p><text:p><text:span text:style-name="T7">Années 2014 <text:s text:c="3"/></text:span><text:span text:style-name="T6"><text:s text:c="22"/>Diplôme : BAC D</text:span></text:p><text:p><text:span text:style-name="T7">Libreville-Gabon <text:s text:c="17"/></text:span><text:span text:style-name="T11">Lycée Paul NDOBA DE BONGOLO</text:span></text:p></draw:text-box></draw:frame>jboumys@gmail.com <text:s text:c="6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4:36:04.170010017</meta:creation-date>
    <meta:generator>LibreOffice/6.1.2.1$Linux_X86_64 LibreOffice_project/10$Build-1</meta:generator>
    <dc:date>2019-02-05T07:12:35.401720398</dc:date>
    <meta:editing-duration>PT1H15M40S</meta:editing-duration>
    <meta:editing-cycles>22</meta:editing-cycles>
    <meta:document-statistic meta:table-count="0" meta:image-count="0" meta:object-count="0" meta:page-count="14" meta:paragraph-count="345" meta:word-count="956" meta:character-count="11288" meta:non-whitespace-character-count="8231"/>
  </office:meta>
</office:document-meta>
</file>